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id you attend the Open Hardware Summit in 2012?</text:p>
          </table:table-cell>
          <table:covered-table-cell table:style-name="ce8" office:value-type="string">
            <text:p>Did you attend the Open Hardware Summit in 2012?</text:p>
          </table:covered-table-cell>
          <table:covered-table-cell table:style-name="ce8" office:value-type="string">
            <text:p>Did you attend the Open Hardware Summit in 2012?</text:p>
          </table:covered-table-cell>
          <table:covered-table-cell table:style-name="ce8" office:value-type="string">
            <text:p>Did you attend the Open Hardware Summit in 2012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07">
            <text:p>7.0%</text:p>
          </table:table-cell>
          <table:table-cell table:style-name="ce15" office:value-type="float" office:value="54">
            <text:p>5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93">
            <text:p>93.0%</text:p>
          </table:table-cell>
          <table:table-cell table:style-name="ce15" office:value-type="float" office:value="713">
            <text:p>71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67">
            <text:p>767</text:p>
          </table:covered-table-cell>
          <table:table-cell table:style-name="ce16" office:value-type="float" office:value="767">
            <text:p>767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40">
            <text:p>240</text:p>
          </table:covered-table-cell>
          <table:table-cell table:style-name="ce17" office:value-type="float" office:value="240">
            <text:p>240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54:19</dc:date>
    <dc:creator>Catarina Mota</dc:creator>
    <meta:editing-duration>PT00H00M10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941cm" svg:y="0.18cm" chart:style-name="ch2">
          <text:p>Did you attend the Open Hardware Summit in 2012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07">
                <text:p text:id="'Question 1'.C4:'Question 1'.C5">0.07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